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1A3A1952EB.png" manifest:media-type="image/png"/>
  <manifest:file-entry manifest:full-path="Pictures/100000000000078000000438963F7622.png" manifest:media-type="image/png"/>
  <manifest:file-entry manifest:full-path="Pictures/1000000100000586000007D0E37C34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975cm, 1.111cm, 3.953cm, 7.0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3" text:anchor-type="char" svg:width="21.001cm" style:rel-width="100%" svg:height="27.919cm" style:rel-height="94%" draw:z-index="2"><draw:image xlink:href="Pictures/1000000100000586000007D0E37C3452.png" xlink:type="simple" xlink:show="embed" xlink:actuate="onLoad" draw:mime-type="image/png"/></draw:frame></text:p>
      <text:p text:style-name="P1"/>
      <text:p text:style-name="Standard"><draw:frame draw:style-name="fr2" draw:name="Imagen2" text:anchor-type="char" svg:x="-0.171cm" svg:y="0.293cm" svg:width="18.127cm" svg:height="7.075cm" draw:z-index="1"><draw:image xlink:href="Pictures/100000000000078000000438963F7622.png" xlink:type="simple" xlink:show="embed" xlink:actuate="onLoad" draw:mime-type="image/png"/></draw:frame></text:p>
      <text:p text:style-name="Standard"><text:s/></text:p>
      <text:p text:style-name="Standard"><draw:frame draw:style-name="fr3" draw:name="Imagen1" text:anchor-type="char" svg:x="0.296cm" svg:y="2.143cm" svg:width="17cm" svg:height="8.435cm" draw:z-index="0"><draw:image xlink:href="Pictures/10000000000006400000031A3A1952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3:53:09.807000000</meta:creation-date>
    <dc:date>2024-12-11T14:12:01.552000000</dc:date>
    <meta:editing-duration>PT18M50S</meta:editing-duration>
    <meta:editing-cycles>3</meta:editing-cycles>
    <meta:generator>LibreOffice/24.8.0.3$Windows_X86_64 LibreOffice_project/0bdf1299c94fe897b119f97f3c613e9dca6be583</meta:generator>
    <meta:document-statistic meta:table-count="0" meta:image-count="3" meta:object-count="0" meta:page-count="2" meta:paragraph-count="1" meta:word-count="0" meta:character-count="1" meta:non-whitespace-character-count="0"/>
  </office:meta>
</office:document-meta>
</file>